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a7309" officeooo:paragraph-rsid="001a7309"/>
    </style:style>
    <style:style style:name="P2" style:family="paragraph" style:parent-style-name="Standard">
      <style:paragraph-properties fo:text-align="start" style:justify-single-word="false"/>
      <style:text-properties officeooo:rsid="001a7309" officeooo:paragraph-rsid="001a7309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a7309" officeooo:paragraph-rsid="001a7309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a7309" officeooo:paragraph-rsid="001a7309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58466" fo:font-size="14pt" fo:font-weight="bold" officeooo:rsid="001c5974" officeooo:paragraph-rsid="001c5974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5pt" style:font-size-asian="13.1000003814697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fo:font-size="11pt" officeooo:paragraph-rsid="001d5536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officeooo:paragraph-rsid="001dd45c" style:font-size-asian="11pt" style:font-size-complex="11pt"/>
    </style:style>
    <style:style style:name="P9" style:family="paragraph" style:parent-style-name="Table_20_Contents">
      <style:text-properties officeooo:rsid="001ed202" officeooo:paragraph-rsid="001ed202"/>
    </style:style>
    <style:style style:name="P10" style:family="paragraph" style:parent-style-name="Table_20_Contents">
      <style:paragraph-properties fo:text-align="start" style:justify-single-word="false"/>
      <style:text-properties fo:font-size="12pt" officeooo:paragraph-rsid="001f9e84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ed202" officeooo:paragraph-rsid="001f9e84" style:font-size-asian="12pt" style:font-size-complex="12pt"/>
    </style:style>
    <style:style style:name="P12" style:family="paragraph" style:parent-style-name="Table_20_Contents">
      <style:text-properties fo:color="#158466"/>
    </style:style>
    <style:style style:name="P13" style:family="paragraph" style:parent-style-name="Table_20_Contents">
      <style:text-properties fo:color="#158466" officeooo:rsid="00268b0b" officeooo:paragraph-rsid="00268b0b"/>
    </style:style>
    <style:style style:name="P14" style:family="paragraph" style:parent-style-name="Table_20_Contents">
      <style:text-properties fo:color="#158466" officeooo:rsid="0029f5d0" officeooo:paragraph-rsid="0029f5d0"/>
    </style:style>
    <style:style style:name="P15" style:family="paragraph" style:parent-style-name="Table_20_Contents">
      <style:text-properties officeooo:paragraph-rsid="00249109"/>
    </style:style>
    <style:style style:name="P16" style:family="paragraph" style:parent-style-name="Table_20_Contents">
      <style:text-properties officeooo:rsid="00268b0b" officeooo:paragraph-rsid="00268b0b"/>
    </style:style>
    <style:style style:name="P17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ffffff"/>
    </style:style>
    <style:style style:name="P18" style:family="paragraph" style:parent-style-name="Standard">
      <style:text-properties officeooo:rsid="001a7309" officeooo:paragraph-rsid="001a7309"/>
    </style:style>
    <style:style style:name="P19" style:family="paragraph" style:parent-style-name="Standard">
      <style:text-properties fo:color="#000000" style:font-name="Droid Sans Mono" fo:font-size="10.5pt" fo:font-weight="normal" officeooo:rsid="002e3911" officeooo:paragraph-rsid="002e3911" fo:background-color="#ffffff"/>
    </style:style>
    <style:style style:name="P20" style:family="paragraph" style:parent-style-name="Standard">
      <style:text-properties fo:color="#000000" style:font-name="Droid Sans Mono" fo:font-size="10.5pt" fo:font-weight="normal" officeooo:rsid="002e3911" officeooo:paragraph-rsid="002f83be" fo:background-color="#ffffff"/>
    </style:style>
    <style:style style:name="P2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22" style:family="paragraph" style:parent-style-name="Standard">
      <style:text-properties fo:color="#000000" style:font-name="Droid Sans Mono" fo:font-size="10.5pt" fo:font-weight="normal" officeooo:rsid="0029f5d0" officeooo:paragraph-rsid="0029f5d0" fo:background-color="#ffffff"/>
    </style:style>
    <style:style style:name="P23" style:family="paragraph" style:parent-style-name="Table_20_Contents">
      <style:text-properties fo:color="#158466" officeooo:rsid="0029f5d0" officeooo:paragraph-rsid="0029f5d0" fo:background-color="#ffffff"/>
    </style:style>
    <style:style style:name="P24" style:family="paragraph" style:parent-style-name="Table_20_Contents">
      <style:text-properties fo:color="#158466" officeooo:rsid="002da522" officeooo:paragraph-rsid="002da522"/>
    </style:style>
    <style:style style:name="P25" style:family="paragraph" style:parent-style-name="Table_20_Contents">
      <style:text-properties fo:color="#158466" officeooo:rsid="002e3911" officeooo:paragraph-rsid="002e3911"/>
    </style:style>
    <style:style style:name="P26" style:family="paragraph" style:parent-style-name="Table_20_Contents">
      <style:text-properties fo:color="#158466" officeooo:rsid="002f83be" officeooo:paragraph-rsid="002f83be"/>
    </style:style>
    <style:style style:name="P27" style:family="paragraph" style:parent-style-name="Table_20_Contents">
      <style:text-properties officeooo:rsid="002da522" officeooo:paragraph-rsid="002da522"/>
    </style:style>
    <style:style style:name="P28" style:family="paragraph" style:parent-style-name="Table_20_Contents">
      <style:text-properties officeooo:rsid="002da522" officeooo:paragraph-rsid="002da522" fo:background-color="#ffff00"/>
    </style:style>
    <style:style style:name="P29" style:family="paragraph" style:parent-style-name="Table_20_Contents">
      <style:text-properties fo:color="#000000" officeooo:rsid="002e3911" officeooo:paragraph-rsid="002e3911" fo:background-color="#ffffff"/>
    </style:style>
    <style:style style:name="P30" style:family="paragraph" style:parent-style-name="Table_20_Contents">
      <style:text-properties officeooo:rsid="002f83be" officeooo:paragraph-rsid="002f83b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9cdcfe"/>
    </style:style>
    <style:style style:name="T5" style:family="text">
      <style:text-properties fo:color="#b5cea8"/>
    </style:style>
    <style:style style:name="T6" style:family="text">
      <style:text-properties fo:color="#dcdcaa"/>
    </style:style>
    <style:style style:name="T7" style:family="text">
      <style:text-properties fo:color="#ce9178"/>
    </style:style>
    <style:style style:name="T8" style:family="text">
      <style:text-properties fo:color="#c586c0"/>
    </style:style>
    <style:style style:name="T9" style:family="text">
      <style:text-properties fo:color="#569cd6"/>
    </style:style>
    <style:style style:name="T10" style:family="text">
      <style:text-properties fo:color="#4ec9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lenium (firefox)</text:p>
      <text:p text:style-name="P3"/>
      <text:p text:style-name="P3"/>
      <text:p text:style-name="P5">To find a button and click on it</text:p>
      <table:table table:name="Table1" table:style-name="Table1">
        <table:table-column table:style-name="Table1.A"/>
        <table:table-row table:style-name="TableLine94271954504096">
          <table:table-cell table:style-name="Table1.A1" office:value-type="string">
            <text:p text:style-name="P6">button = driver.find_element(By.XPATH, "/html/body/div[1]/div/div/div/button")</text:p>
            <text:p text:style-name="P6">button.click()</text:p>
          </table:table-cell>
        </table:table-row>
      </table:table>
      <text:p text:style-name="P4"/>
      <table:table table:name="Table2" table:style-name="Table2">
        <table:table-column table:style-name="Table2.A"/>
        <table:table-row table:style-name="TableLine94271955302608">
          <table:table-cell table:style-name="Table2.A1" office:value-type="string">
            <text:p text:style-name="P7">By.TAG_NAME</text:p>
            <text:p text:style-name="P10">driver.find_element(By.TAG_NAME, <text:s/>" ")</text:p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Line94271955317936">
          <table:table-cell table:style-name="Table3.A1" office:value-type="string">
            <text:p text:style-name="P8">By.CSS_SELECTOR</text:p>
            <text:p text:style-name="P10">driver.find_element(<text:span text:style-name="T1">By.CSS_SELECTOR, </text:span>" ")</text:p>
          </table:table-cell>
        </table:table-row>
      </table:table>
      <text:p text:style-name="P4"/>
      <table:table table:name="Table4" table:style-name="Table4">
        <table:table-column table:style-name="Table4.A"/>
        <table:table-row table:style-name="TableLine94271955323328">
          <table:table-cell table:style-name="Table4.A1" office:value-type="string">
            <text:p text:style-name="P8">By.CLASS_NAME</text:p>
            <text:p text:style-name="P10">driver.find_element(<text:span text:style-name="T1">By.CLASS_NAME, </text:span><text:s/>")</text:p>
          </table:table-cell>
        </table:table-row>
      </table:table>
      <text:p text:style-name="P4"/>
      <table:table table:name="Table5" table:style-name="Table5">
        <table:table-column table:style-name="Table5.A"/>
        <table:table-row table:style-name="TableLine94271955327264">
          <table:table-cell table:style-name="Table5.A1" office:value-type="string">
            <text:p text:style-name="P8">By.ID</text:p>
            <text:p text:style-name="P10">driver.find_element(<text:span text:style-name="T1">By.ID, </text:span>" ")</text:p>
          </table:table-cell>
        </table:table-row>
      </table:table>
      <text:p text:style-name="P2"/>
      <table:table table:name="Table7" table:style-name="Table7">
        <table:table-column table:style-name="Table7.A"/>
        <table:table-row table:style-name="TableLine94271955331344">
          <table:table-cell table:style-name="Table7.A1" office:value-type="string">
            <text:p text:style-name="P8">By.NAME</text:p>
            <text:p text:style-name="P10">driver.find_element(<text:span text:style-name="T1">By.NAME,</text:span> " ")</text:p>
          </table:table-cell>
        </table:table-row>
      </table:table>
      <text:p text:style-name="P1"/>
      <table:table table:name="Table6" table:style-name="Table6">
        <table:table-column table:style-name="Table6.A"/>
        <table:table-row table:style-name="TableLine94271955335408">
          <table:table-cell table:style-name="Table6.A1" office:value-type="string">
            <text:p text:style-name="P9">By.XPATH</text:p>
            <text:p text:style-name="P11">driver.find_element(By.XPATH, " ")</text:p>
          </table:table-cell>
        </table:table-row>
      </table:table>
      <text:p text:style-name="P1"/>
      <table:table table:name="Table8" table:style-name="Table8">
        <table:table-column table:style-name="Table8.A"/>
        <table:table-row table:style-name="TableLine94271955338672">
          <table:table-cell table:style-name="Table8.A1" office:value-type="string">
            <text:p text:style-name="P9">By.LINK_TEXT</text:p>
            <text:p text:style-name="P11">driver.find_element(By.LINK_TEXT, " ")</text:p>
          </table:table-cell>
        </table:table-row>
      </table:table>
      <text:p text:style-name="P1"/>
      <table:table table:name="Table9" table:style-name="Table9">
        <table:table-column table:style-name="Table9.A"/>
        <table:table-row table:style-name="TableLine94271955342272">
          <table:table-cell table:style-name="Table9.A1" office:value-type="string">
            <text:p text:style-name="P9">By.PARTIAL_LINK_TEXT</text:p>
            <text:p text:style-name="P11">driver.find_element(By.PARTIAL_LINK_TEXT, " ")</text:p>
          </table:table-cell>
        </table:table-row>
      </table:table>
      <text:p text:style-name="P1"/>
      <text:p text:style-name="P1"/>
      <text:p text:style-name="P1"># driver.find_element(By.CLASS_NAME, <text:s/>"ZIAjV").click()</text:p>
      <text:p text:style-name="P1"/>
      <text:p text:style-name="P1"># driver.find_element(By.XPATH, '//*[@id="auth-qr-form"]/div/button[1]')</text:p>
      <text:p text:style-name="P1">#driver.find_element(By.XPATH, '//*[@id="app"]/div[1]/div/button').click()</text:p>
      <text:p text:style-name="P1"/>
      <text:p text:style-name="P1"/>
      <text:p text:style-name="P1"/>
      <text:p text:style-name="P1"/>
      <table:table table:name="Table10" table:style-name="Table10">
        <table:table-column table:style-name="Table10.A"/>
        <text:soft-page-break/>
        <table:table-row table:style-name="TableLine94271955346560">
          <table:table-cell table:style-name="Table10.A1" office:value-type="string">
            <text:p text:style-name="P12"># Collect all elements whose class name is "prevent-child-click"</text:p>
            <text:p text:style-name="P15"><text:s text:c="3"/></text:p>
            <text:p text:style-name="P15"><text:s/>codes = (WebDriverWait(driver, <text:s text:c="4"/>10).until(EC.visibility_of_all_elements_located((By.CLASS_NAME, "prevent-child-click"))))</text:p>
            <text:p text:style-name="Table_20_Contents"/>
            <text:p text:style-name="Table_20_Contents"><text:s text:c="4"/>item_code = []</text:p>
            <text:p text:style-name="Table_20_Contents"><text:s text:c="4"/>for code in codes:</text:p>
            <text:p text:style-name="Table_20_Contents"><text:s text:c="8"/>item_code.append(code.get_attribute("data-productcode"))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 table:style-name="TableLine94271955360896">
          <table:table-cell table:style-name="Table11.A1" office:value-type="string">
            <text:p text:style-name="P13"># count the number of web elements</text:p>
            <text:p text:style-name="P16"/>
            <text:p text:style-name="P16">img_num = driver.<text:span text:style-name="T2">find_elements</text:span>(By.CLASS_NAME, <text:s/>"plp-grocery-product")</text:p>
            <text:p text:style-name="P16"/>
            <text:p text:style-name="P16">print(<text:span text:style-name="T2">len</text:span>(img_num))</text:p>
          </table:table-cell>
        </table:table-row>
      </table:table>
      <text:p text:style-name="P1"/>
      <text:p text:style-name="P1"/>
      <table:table table:name="Table12" table:style-name="Table12">
        <table:table-column table:style-name="Table12.A"/>
        <table:table-row table:style-name="TableLine94271955367424">
          <table:table-cell table:style-name="Table12.A1" office:value-type="string">
            <text:p text:style-name="P14"># To scroll all the way down the page</text:p>
            <text:p text:style-name="P23"/>
            <text:p text:style-name="P22">scroll_pause_time = 1</text:p>
            <text:p text:style-name="P21">screen_height = driver.execute_script("return window.screen.height;") </text:p>
            <text:p text:style-name="P21">i = 1 </text:p>
            <text:p text:style-name="P21">while True:</text:p>
            <text:p text:style-name="P17"># scroll one screen height each time</text:p>
            <text:p text:style-name="P21">driver.execute_script("window.scrollTo(0, {screen_height}*{i});".format(screen_height=screen_height, i=i))</text:p>
            <text:p text:style-name="P21">i += 1</text:p>
            <text:p text:style-name="P21">time.sleep(scroll_pause_time)</text:p>
            <text:p text:style-name="P17"># update scroll height each time after scrolled, as the scroll height can change after we scrolled the page</text:p>
            <text:p text:style-name="P21">scroll_height = driver.execute_script("return document.body.scrollHeight;")</text:p>
            <text:p text:style-name="P17"># Break the loop when the height we need to scroll to is larger than the total scroll height</text:p>
            <text:p text:style-name="P21">if (screen_height) * i &gt; scroll_height:</text:p>
            <text:p text:style-name="P21">break</text:p>
            <text:p text:style-name="P23"/>
          </table:table-cell>
        </table:table-row>
      </table:table>
      <text:p text:style-name="P1"/>
      <text:p text:style-name="P1"/>
      <table:table table:name="Table13" table:style-name="Table13">
        <table:table-column table:style-name="Table13.A"/>
        <table:table-row table:style-name="TableLine94271974653552">
          <table:table-cell table:style-name="Table13.A1" office:value-type="string">
            <text:p text:style-name="P24"># to select all classes with the same class-name and create a <text:span text:style-name="T3">list</text:span></text:p>
            <text:p text:style-name="P27"/>
            <text:p text:style-name="P28">find_elements </text:p>
          </table:table-cell>
        </table:table-row>
      </table:table>
      <text:p text:style-name="P1"/>
      <text:p text:style-name="P1"/>
      <table:table table:name="Table14" table:style-name="Table14">
        <table:table-column table:style-name="Table14.A"/>
        <table:table-row table:style-name="TableLine94271878750880">
          <table:table-cell table:style-name="Table14.A1" office:value-type="string">
            <text:p text:style-name="P25"># get the text</text:p>
            <text:p text:style-name="P29"/>
            <text:p text:style-name="P19">item.find_element(By.CLASS_NAME, "content.cf").find_element(By.TAG_NAME, "a").<text:span text:style-name="T2">get_attribute("innerHTML")</text:span></text:p>
            <text:p text:style-name="P29"/>
          </table:table-cell>
        </table:table-row>
      </table:table>
      <table:table table:name="Table15" table:style-name="Table15">
        <table:table-column table:style-name="Table15.A"/>
        <text:soft-page-break/>
        <table:table-row table:style-name="TableLine94271977350704">
          <table:table-cell table:style-name="Table15.A1" office:value-type="string">
            <text:p text:style-name="P26"># To address a class on the web with space character, such as “product cf”:</text:p>
            <text:p text:style-name="P30"/>
            <text:p text:style-name="P20">item.find_element(By.CLASS_NAME, "<text:span text:style-name="T2">content.cf</text:span>"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09:19:50.099742851</meta:creation-date>
    <dc:date>2022-07-12T08:44:08.170053896</dc:date>
    <meta:editing-duration>PT3H30M52S</meta:editing-duration>
    <meta:editing-cycles>18</meta:editing-cycles>
    <meta:generator>LibreOffice/6.4.7.2$Linux_X86_64 LibreOffice_project/40$Build-2</meta:generator>
    <meta:document-statistic meta:table-count="15" meta:image-count="0" meta:object-count="0" meta:page-count="3" meta:paragraph-count="52" meta:word-count="210" meta:character-count="2109" meta:non-whitespace-character-count="1919"/>
  </office:meta>
</office:document-meta>
</file>